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24-01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23-01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22-01-0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21-03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20-01-07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9-01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8-01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7-01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4824" calcext:value-type="float">
            <text:p>114.0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6-01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5-01-06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4-01-07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3-01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255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